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c863" officeooo:paragraph-rsid="0010c863"/>
    </style:style>
    <style:style style:name="P2" style:family="paragraph" style:parent-style-name="Standard">
      <style:text-properties fo:font-weight="bold" officeooo:rsid="0010c863" officeooo:paragraph-rsid="0010c863" style:font-weight-asian="bold" style:font-weight-complex="bold"/>
    </style:style>
    <style:style style:name="P3" style:family="paragraph" style:parent-style-name="Standard">
      <style:text-properties fo:font-weight="bold" officeooo:rsid="0010c863" officeooo:paragraph-rsid="00123fec" style:font-weight-asian="bold" style:font-weight-complex="bold"/>
    </style:style>
    <style:style style:name="P4" style:family="paragraph" style:parent-style-name="Standard">
      <style:text-properties fo:font-weight="bold" officeooo:rsid="0010c863" officeooo:paragraph-rsid="00136339" style:font-weight-asian="bold" style:font-weight-complex="bold"/>
    </style:style>
    <style:style style:name="P5" style:family="paragraph" style:parent-style-name="Standard">
      <style:text-properties fo:font-weight="bold" officeooo:rsid="00127dd6" officeooo:paragraph-rsid="00127dd6" style:font-weight-asian="bold" style:font-weight-complex="bold"/>
    </style:style>
    <style:style style:name="P6" style:family="paragraph" style:parent-style-name="Standard">
      <style:text-properties fo:font-weight="bold" officeooo:rsid="00136339" officeooo:paragraph-rsid="00136339" style:font-weight-asian="bold" style:font-weight-complex="bold"/>
    </style:style>
    <style:style style:name="P7" style:family="paragraph" style:parent-style-name="Standard">
      <style:text-properties fo:font-weight="bold" officeooo:rsid="0016fe42" officeooo:paragraph-rsid="0016fe42" style:font-weight-asian="bold" style:font-weight-complex="bold"/>
    </style:style>
    <style:style style:name="P8" style:family="paragraph" style:parent-style-name="Standard">
      <style:text-properties fo:font-weight="bold" officeooo:rsid="0019e4fd" officeooo:paragraph-rsid="0019e4fd" style:font-weight-asian="bold" style:font-weight-complex="bold"/>
    </style:style>
    <style:style style:name="P9" style:family="paragraph" style:parent-style-name="Standard">
      <style:text-properties fo:font-weight="bold" officeooo:rsid="001b342b" officeooo:paragraph-rsid="001b342b" style:font-weight-asian="bold" style:font-weight-complex="bold"/>
    </style:style>
    <style:style style:name="P10" style:family="paragraph" style:parent-style-name="Standard">
      <style:text-properties fo:font-weight="normal" officeooo:rsid="0010c863" officeooo:paragraph-rsid="0010c863" style:font-weight-asian="normal" style:font-weight-complex="normal"/>
    </style:style>
    <style:style style:name="P11" style:family="paragraph" style:parent-style-name="Standard">
      <style:text-properties fo:font-weight="normal" officeooo:rsid="0010c863" officeooo:paragraph-rsid="00127dd6" style:font-weight-asian="normal" style:font-weight-complex="normal"/>
    </style:style>
    <style:style style:name="P12" style:family="paragraph" style:parent-style-name="Standard">
      <style:text-properties fo:font-weight="normal" officeooo:rsid="0010c863" officeooo:paragraph-rsid="00136339" style:font-weight-asian="normal" style:font-weight-complex="normal"/>
    </style:style>
    <style:style style:name="P13" style:family="paragraph" style:parent-style-name="Standard">
      <style:text-properties fo:font-weight="normal" officeooo:rsid="0010c863" officeooo:paragraph-rsid="0016fe42" style:font-weight-asian="normal" style:font-weight-complex="normal"/>
    </style:style>
    <style:style style:name="P14" style:family="paragraph" style:parent-style-name="Standard">
      <style:text-properties fo:font-weight="normal" officeooo:rsid="00127dd6" officeooo:paragraph-rsid="00127dd6" style:font-weight-asian="normal" style:font-weight-complex="normal"/>
    </style:style>
    <style:style style:name="P15" style:family="paragraph" style:parent-style-name="Standard">
      <style:text-properties fo:font-weight="normal" officeooo:rsid="00127dd6" officeooo:paragraph-rsid="00136339" style:font-weight-asian="normal" style:font-weight-complex="normal"/>
    </style:style>
    <style:style style:name="P16" style:family="paragraph" style:parent-style-name="Standard">
      <style:text-properties fo:font-weight="normal" officeooo:rsid="00136339" officeooo:paragraph-rsid="00136339" style:font-weight-asian="normal" style:font-weight-complex="normal"/>
    </style:style>
    <style:style style:name="P17" style:family="paragraph" style:parent-style-name="Standard">
      <style:text-properties fo:font-weight="normal" officeooo:rsid="001503a8" officeooo:paragraph-rsid="001503a8" style:font-weight-asian="normal" style:font-weight-complex="normal"/>
    </style:style>
    <style:style style:name="P18" style:family="paragraph" style:parent-style-name="Standard">
      <style:text-properties fo:font-weight="normal" officeooo:rsid="0016fe42" officeooo:paragraph-rsid="0016fe42" style:font-weight-asian="normal" style:font-weight-complex="normal"/>
    </style:style>
    <style:style style:name="P19" style:family="paragraph" style:parent-style-name="Standard">
      <style:text-properties fo:font-weight="normal" officeooo:rsid="0016fe42" officeooo:paragraph-rsid="00193606" style:font-weight-asian="normal" style:font-weight-complex="normal"/>
    </style:style>
    <style:style style:name="P20" style:family="paragraph" style:parent-style-name="Standard">
      <style:text-properties fo:font-weight="normal" officeooo:rsid="00193606" officeooo:paragraph-rsid="00193606" style:font-weight-asian="normal" style:font-weight-complex="normal"/>
    </style:style>
    <style:style style:name="P21" style:family="paragraph" style:parent-style-name="Standard">
      <style:text-properties fo:font-weight="normal" officeooo:rsid="0019e4fd" officeooo:paragraph-rsid="0019e4fd" style:font-weight-asian="normal" style:font-weight-complex="normal"/>
    </style:style>
    <style:style style:name="P22" style:family="paragraph" style:parent-style-name="Standard">
      <style:text-properties fo:font-weight="normal" officeooo:rsid="0019e4fd" officeooo:paragraph-rsid="001a5938" style:font-weight-asian="normal" style:font-weight-complex="normal"/>
    </style:style>
    <style:style style:name="P23" style:family="paragraph" style:parent-style-name="Standard">
      <style:text-properties fo:font-weight="normal" officeooo:rsid="001b342b" officeooo:paragraph-rsid="001b342b" style:font-weight-asian="normal" style:font-weight-complex="normal"/>
    </style:style>
    <style:style style:name="P24" style:family="paragraph" style:parent-style-name="Standard">
      <style:text-properties fo:font-weight="normal" officeooo:rsid="001cac17" officeooo:paragraph-rsid="001cac17" style:font-weight-asian="normal" style:font-weight-complex="normal"/>
    </style:style>
    <style:style style:name="P25" style:family="paragraph" style:parent-style-name="Standard">
      <style:text-properties fo:font-weight="normal" officeooo:rsid="0016fe42" officeooo:paragraph-rsid="0016fe42" style:font-weight-asian="normal" style:font-weight-complex="normal"/>
    </style:style>
    <style:style style:name="P26" style:family="paragraph" style:parent-style-name="Standard">
      <style:text-properties fo:font-weight="normal" officeooo:rsid="0010c863" officeooo:paragraph-rsid="0010c863" style:font-weight-asian="normal" style:font-weight-complex="normal"/>
    </style:style>
    <style:style style:name="P27" style:family="paragraph" style:parent-style-name="Standard">
      <style:text-properties fo:font-weight="normal" officeooo:rsid="00136339" officeooo:paragraph-rsid="00136339" style:font-weight-asian="normal" style:font-weight-complex="normal"/>
    </style:style>
    <style:style style:name="P28" style:family="paragraph" style:parent-style-name="Standard">
      <style:text-properties fo:font-weight="normal" officeooo:rsid="001cac17" officeooo:paragraph-rsid="0022fbb0" style:font-weight-asian="normal" style:font-weight-complex="normal"/>
    </style:style>
    <style:style style:name="T1" style:family="text">
      <style:text-properties fo:font-weight="normal" officeooo:rsid="001d1caf" style:font-weight-asian="normal" style:font-weight-complex="normal"/>
    </style:style>
    <style:style style:name="T2" style:family="text">
      <style:text-properties fo:font-weight="normal" officeooo:rsid="001fa3a0" style:font-weight-asian="normal" style:font-weight-complex="normal"/>
    </style:style>
    <style:style style:name="T3" style:family="text">
      <style:text-properties fo:font-weight="normal" officeooo:rsid="0022319c" style:font-weight-asian="normal" style:font-weight-complex="normal"/>
    </style:style>
    <style:style style:name="T4" style:family="text">
      <style:text-properties fo:font-weight="normal" officeooo:rsid="0022fbb0" style:font-weight-asian="normal" style:font-weight-complex="normal"/>
    </style:style>
    <style:style style:name="T5" style:family="text">
      <style:text-properties officeooo:rsid="00136339"/>
    </style:style>
    <style:style style:name="T6" style:family="text">
      <style:text-properties officeooo:rsid="001503a8"/>
    </style:style>
    <style:style style:name="T7" style:family="text">
      <style:text-properties officeooo:rsid="00189d4d"/>
    </style:style>
    <style:style style:name="T8" style:family="text">
      <style:text-properties officeooo:rsid="001d1caf"/>
    </style:style>
    <style:style style:name="T9" style:family="text">
      <style:text-properties officeooo:rsid="001e74f7"/>
    </style:style>
    <style:style style:name="T10" style:family="text">
      <style:text-properties officeooo:rsid="001fa3a0"/>
    </style:style>
    <style:style style:name="T11" style:family="text">
      <style:text-properties officeooo:rsid="0022319c"/>
    </style:style>
    <style:style style:name="T12" style:family="text">
      <style:text-properties officeooo:rsid="0022fb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teraArquivos.java</text:p>
      <text:p text:style-name="P1"/>
      <text:p text:style-name="P1"><text:span text:style-name="T8">Methods</text:span>:</text:p>
      <text:p text:style-name="P2"/>
      <text:p text:style-name="P2">// <text:span text:style-name="T1">Writes a project at the archive</text:span></text:p>
      <text:p text:style-name="P10">- void adicionar(ProjetoModel projeto, String conteudo);</text:p>
      <text:p text:style-name="P10"/>
      <text:p text:style-name="P10">ProjetoModel projeto: <text:span text:style-name="T8">Parlamentar project that stores the project data</text:span></text:p>
      <text:p text:style-name="P10"/>
      <text:p text:style-name="P10">String conteudo: <text:span text:style-name="T8">Stores the project content in string format</text:span></text:p>
      <text:p text:style-name="P10"/>
      <text:p text:style-name="P3">// <text:span text:style-name="T1">Removes a project from the archive</text:span></text:p>
      <text:p text:style-name="P10">- void remover(ProjetoModel projeto, String conteudo);</text:p>
      <text:p text:style-name="P10"/>
      <text:p text:style-name="P10">ProjetoModel projeto: <text:span text:style-name="T8">Parlamentar Project that stores the project data</text:span></text:p>
      <text:p text:style-name="P10"/>
      <text:p text:style-name="P10">String conteudo: <text:span text:style-name="T8">Stores the project content in string format</text:span></text:p>
      <text:p text:style-name="P10"/>
      <text:p text:style-name="P10">// <text:span text:style-name="T8">Transform all the content in string</text:span></text:p>
      <text:p text:style-name="P10">- String projetosEmString();</text:p>
      <text:p text:style-name="P10"/>
      <text:p text:style-name="P10">String conteudoProjetosFavoritados: <text:span text:style-name="T9">Stores the content from all the projects favorited or at the historic.</text:span></text:p>
      <text:p text:style-name="P10"/>
      <text:p text:style-name="P10">// <text:span text:style-name="T9">Takes the archive content and transforms it in projects </text:span></text:p>
      <text:p text:style-name="P10">- void popularProjetos(String conteudoArquivo);</text:p>
      <text:p text:style-name="P10"/>
      <text:p text:style-name="P10">String conteudoArquivo: string <text:span text:style-name="T9">that stores all the content from the archive</text:span></text:p>
      <text:p text:style-name="P10"/>
      <text:p text:style-name="P10">// <text:span text:style-name="T9">Fills the list to be shown</text:span></text:p>
      <text:p text:style-name="P10">- void popularListaComProjetos();</text:p>
      <text:p text:style-name="P10"/>
      <text:p text:style-name="P5">FavoritosController.java</text:p>
      <text:p text:style-name="P14"/>
      <text:p text:style-name="P11"><text:span text:style-name="T9">Variables</text:span>:</text:p>
      <text:p text:style-name="P14"/>
      <text:p text:style-name="P14">static ArrayList&lt;ProjetoModel&gt; projetosFavoritados: <text:span text:style-name="T9">List with all the favorited projects</text:span></text:p>
      <text:p text:style-name="P14">static ArrayList&lt;String&gt; projetosFavoritadosCompletoStr: <text:span text:style-name="T9">List with all the project data favorited in string format</text:span></text:p>
      <text:p text:style-name="P14">Persistencia persistencia: <text:span text:style-name="T9">Class instance</text:span>Instancia <text:span text:style-name="T9">that communicates with the archive</text:span></text:p>
      <text:p text:style-name="P11"/>
      <text:p text:style-name="P14"><text:span text:style-name="T9">Methods</text:span>:</text:p>
      <text:p text:style-name="P14"/>
      <text:p text:style-name="P14">// <text:span text:style-name="T10">Constructor that receives a context.</text:span></text:p>
      <text:p text:style-name="P15">- <text:span text:style-name="T5">FavoritosController(Context context);</text:span></text:p>
      <text:p text:style-name="P15"/>
      <text:p text:style-name="P16">Context context: <text:span text:style-name="T10">Context view that the class uses.</text:span></text:p>
      <text:p text:style-name="P16"/>
      <text:p text:style-name="P16">// <text:span text:style-name="T10">Empty constructor.</text:span></text:p>
      <text:p text:style-name="P16">- FavoritosController();</text:p>
      <text:p text:style-name="P15"/>
      <text:p text:style-name="P15"/>
      <text:p text:style-name="P4"><text:soft-page-break/>// <text:span text:style-name="T2">Writes a project at the archive</text:span></text:p>
      <text:p text:style-name="P16">- void adicionar(ProjetoModel projeto, String conteudo);</text:p>
      <text:p text:style-name="P15"/>
      <text:p text:style-name="P4">// <text:span text:style-name="T2">Removes a project from the archive</text:span></text:p>
      <text:p text:style-name="P12">- void remover(ProjetoModel projeto, String conteudo);</text:p>
      <text:p text:style-name="P12"/>
      <text:p text:style-name="P12">// <text:span text:style-name="T10">Transforms the content from all the projects into a string</text:span></text:p>
      <text:p text:style-name="P12">- String projetosEmString();</text:p>
      <text:p text:style-name="P12"/>
      <text:p text:style-name="P12">// <text:span text:style-name="T10">Takes the content from the archive and transforms it into projects</text:span></text:p>
      <text:p text:style-name="P12">- void popularProjetos(String conteudoArquivo);</text:p>
      <text:p text:style-name="P12"/>
      <text:p text:style-name="P16">ArrayList&lt;String&gt; splitParts: <text:span text:style-name="T10">List that stores the projects in string format</text:span></text:p>
      <text:p text:style-name="P16"/>
      <text:p text:style-name="P16">final int separadoresPorProjeto: <text:span text:style-name="T10">Constant that represents how many separators a project has</text:span></text:p>
      <text:p text:style-name="P16"/>
      <text:p text:style-name="P16">final int numeroDeProjetosNoArquivo: <text:span text:style-name="T10">Counts how many projects there are in an archive</text:span></text:p>
      <text:p text:style-name="P16"/>
      <text:p text:style-name="P16">int numeroDeSeparadores: <text:span text:style-name="T10">Counts how many separators there are in an archive</text:span></text:p>
      <text:p text:style-name="P16"/>
      <text:p text:style-name="P16">PartidoModel partido: <text:span text:style-name="T10">Stores the data from a political party</text:span></text:p>
      <text:p text:style-name="P16"/>
      <text:p text:style-name="P16">ParlamentarModel parlamentar: <text:span text:style-name="T10">Stores the data from a parlamentar</text:span></text:p>
      <text:p text:style-name="P16"/>
      <text:p text:style-name="P16">ProjetoModel projeto: <text:span text:style-name="T10">Stores the data from a projet</text:span></text:p>
      <text:p text:style-name="P16"/>
      <text:p text:style-name="P12">// <text:span text:style-name="T10">Fills the project list to be shown</text:span></text:p>
      <text:p text:style-name="P12">-<text:span text:style-name="T5"> void popularListaComProjetos();</text:span></text:p>
      <text:p text:style-name="P12"/>
      <text:p text:style-name="P16">String stringProjeto: <text:span text:style-name="T10">Temporary variable that stores the content from each project</text:span></text:p>
      <text:p text:style-name="P12"/>
      <text:p text:style-name="P12">// <text:span text:style-name="T5">Getters and Setters</text:span></text:p>
      <text:p text:style-name="P16">- static ArrayList&lt;ProjetoModel&gt; getProjetosFavoritados();</text:p>
      <text:p text:style-name="P16">- static void setProjetosFavoritados(ArrayList&lt;ProjetoModel&gt; projetosFavoritados);</text:p>
      <text:p text:style-name="P16">- static ArrayList&lt;String&gt; getProjetosFavoritadosCompletoStr();</text:p>
      <text:p text:style-name="P16">- static void setProjetosFavoritadosCompletoStr(ArrayList&lt;String&gt; projetosFavoritadosCompletoStr);</text:p>
      <text:p text:style-name="P6"/>
      <text:p text:style-name="P6">HistoricoController.java</text:p>
      <text:p text:style-name="P15"/>
      <text:p text:style-name="P12"><text:span text:style-name="T10">Variables</text:span>:</text:p>
      <text:p text:style-name="P15"/>
      <text:p text:style-name="P15">static ArrayList&lt;ProjetoModel&gt; projetos<text:span text:style-name="T6">Historico</text:span>: <text:span text:style-name="T11">Lists all the projects in the historic. Max: 10 projects. </text:span></text:p>
      <text:p text:style-name="P15">static ArrayList&lt;String&gt; projetosFavoritadosCompletoStr: <text:span text:style-name="T11">Lists all the data in the project at the historic string</text:span></text:p>
      <text:p text:style-name="P15">Persistencia persistencia: <text:span text:style-name="T11">Class instance that communicates with the archive</text:span></text:p>
      <text:p text:style-name="P12"/>
      <text:p text:style-name="P15"><text:span text:style-name="T11">Methods</text:span>:</text:p>
      <text:p text:style-name="P15"/>
      <text:p text:style-name="P15">// <text:span text:style-name="T11">Constructor that receives a context.</text:span></text:p>
      <text:p text:style-name="P15">- <text:span text:style-name="T6">HistoricoController(Context context);</text:span></text:p>
      <text:p text:style-name="P15"><text:soft-page-break/></text:p>
      <text:p text:style-name="P16">Context context: <text:span text:style-name="T11">View context that the class runs</text:span></text:p>
      <text:p text:style-name="P16"/>
      <text:p text:style-name="P16">// <text:span text:style-name="T11">Empty constructor</text:span></text:p>
      <text:p text:style-name="P16">- <text:span text:style-name="T6">Historico</text:span>Controller();</text:p>
      <text:p text:style-name="P15"/>
      <text:p text:style-name="P15"/>
      <text:p text:style-name="P4">// <text:span text:style-name="T3">Writes a project from the archive</text:span></text:p>
      <text:p text:style-name="P16">- void adicionar(ProjetoModel projeto, String conteudo);</text:p>
      <text:p text:style-name="P15"/>
      <text:p text:style-name="P4">// <text:span text:style-name="T3">Removes a project from the archive</text:span></text:p>
      <text:p text:style-name="P12">- void remover(ProjetoModel projeto, String conteudo);</text:p>
      <text:p text:style-name="P12"/>
      <text:p text:style-name="P12">// <text:span text:style-name="T11">Transforms all the content from projects into string</text:span></text:p>
      <text:p text:style-name="P12">- String projetosEmString();</text:p>
      <text:p text:style-name="P12"/>
      <text:p text:style-name="P12">// <text:span text:style-name="T11">Takes the content from the archive and transforms it into projects</text:span></text:p>
      <text:p text:style-name="P12">- void popularProjetos(String conteudoArquivo);</text:p>
      <text:p text:style-name="P12"/>
      <text:p text:style-name="P16">ArrayList&lt;String&gt; splitParts: <text:span text:style-name="T11">List that stores the projects in string type</text:span></text:p>
      <text:p text:style-name="P16"/>
      <text:p text:style-name="P16">final int separadoresPorProjeto: <text:span text:style-name="T11">Constant that counts how many separators there are in a project</text:span></text:p>
      <text:p text:style-name="P16"/>
      <text:p text:style-name="P16">final int numeroDeProjetosNoArquivo: <text:span text:style-name="T11">Counts how many projects there are in an archive</text:span></text:p>
      <text:p text:style-name="P16"/>
      <text:p text:style-name="P16">int numeroDeSeparadores: <text:span text:style-name="T11">Counts how many separators there are in an archive</text:span></text:p>
      <text:p text:style-name="P16"/>
      <text:p text:style-name="P16">PartidoModel partido: <text:span text:style-name="T11">Stores the data about political party</text:span></text:p>
      <text:p text:style-name="P16"/>
      <text:p text:style-name="P16">ParlamentarModel parlamentar: <text:span text:style-name="T11">Stores the data from a parlamentar</text:span></text:p>
      <text:p text:style-name="P16"/>
      <text:p text:style-name="P16">ProjetoModel projeto: <text:span text:style-name="T11">Stores the data from a project</text:span></text:p>
      <text:p text:style-name="P16"/>
      <text:p text:style-name="P12">// <text:span text:style-name="T11">Fills the list of projects to be shown</text:span></text:p>
      <text:p text:style-name="P12">-<text:span text:style-name="T5"> void popularListaComProjetos();</text:span></text:p>
      <text:p text:style-name="P12"/>
      <text:p text:style-name="P16">String stringProjeto: <text:span text:style-name="T11">Temporary variable that stores the content of each project</text:span></text:p>
      <text:p text:style-name="P12"/>
      <text:p text:style-name="P12">//<text:span text:style-name="T5">Getters and Setters</text:span></text:p>
      <text:p text:style-name="P17">- static ArrayList&lt;ProjetoModel&gt; getProjetosHistorico() ;</text:p>
      <text:p text:style-name="P17">- static void setProjetosHistorico(ArrayList&lt;ProjetoModel&gt; projetosHistorico) ;</text:p>
      <text:p text:style-name="P17">- static ArrayList&lt;String&gt; getProjetosHistoricoCompletoStr();</text:p>
      <text:p text:style-name="P17">- static void setProjetosHistoricoCompletoStr(ArrayList&lt;String&gt; projetosHistoricoCompletoStr) ;</text:p>
      <text:p text:style-name="P17">- static int getNumeroDeProjetosNoHistorico();</text:p>
      <text:p text:style-name="P17">- <text:span text:style-name="T7">s</text:span>tatic int getMaxProjetos();</text:p>
      <text:p text:style-name="P17">- static ProjetoModel getProjetoMaisVelho() throws NullPointerException;</text:p>
      <text:p text:style-name="P17">- static String getStringProjetoMaisVelho() throws IndexOutOfBoundsException;</text:p>
      <text:p text:style-name="P16"/>
      <text:p text:style-name="P7"/>
      <text:p text:style-name="P7"/>
      <text:p text:style-name="P7"/>
      <text:p text:style-name="P7"/>
      <text:p text:style-name="P7"><text:soft-page-break/>ListaController.java</text:p>
      <text:p text:style-name="P18"/>
      <text:p text:style-name="P13"><text:span text:style-name="T11">Variables</text:span>:</text:p>
      <text:p text:style-name="P7"/>
      <text:p text:style-name="P18">static final String SEPARADOR: <text:span text:style-name="T11">Constant that represents a separator</text:span></text:p>
      <text:p text:style-name="P18">static List&lt;ProjetoModel&gt; listaProjetos: <text:span text:style-name="T11">List of projects to be shown at the screen</text:span></text:p>
      <text:p text:style-name="P18">static ProjetoModel projetoAtual: <text:span text:style-name="T11">Project that was clicked by user</text:span></text:p>
      <text:p text:style-name="P18"/>
      <text:p text:style-name="P18"><text:span text:style-name="T11">Methods</text:span>:</text:p>
      <text:p text:style-name="P18"/>
      <text:p text:style-name="P19">// <text:span text:style-name="T11">Constructor from ListaController</text:span></text:p>
      <text:p text:style-name="P18">- ListaController(List&lt;ProjetoModel&gt; result);</text:p>
      <text:p text:style-name="P18"/>
      <text:p text:style-name="P19">List&lt;ProjetoModel&gt; result: <text:span text:style-name="T11">Receives a list to be shown by the search at the constructor</text:span></text:p>
      <text:p text:style-name="P18"/>
      <text:p text:style-name="P18">// <text:span text:style-name="T11">Empty constructor</text:span></text:p>
      <text:p text:style-name="P20">- ListaController();</text:p>
      <text:p text:style-name="P20"/>
      <text:p text:style-name="P20">// <text:span text:style-name="T11">Transforms the list of projects into a string</text:span></text:p>
      <text:p text:style-name="P20">- ArrayList&lt;String&gt; transformarLista()</text:p>
      <text:p text:style-name="P20"/>
      <text:p text:style-name="P20">ArrayList&lt;String&gt; stringProjetos: <text:span text:style-name="T11">List of string to store content from projects</text:span></text:p>
      <text:p text:style-name="P20"/>
      <text:p text:style-name="P20">// <text:span text:style-name="T11">Transform the list of projects into string with all the content</text:span></text:p>
      <text:p text:style-name="P20">- String getStringCompletaParaPerfil()</text:p>
      <text:p text:style-name="P20"/>
      <text:p text:style-name="P20">String stringProjeto: <text:span text:style-name="T11">stores the complete content from project of each iteration</text:span></text:p>
      <text:p text:style-name="P20"/>
      <text:p text:style-name="P20">// <text:span text:style-name="T11">Transforms the list of projects into string with all the content and separators</text:span></text:p>
      <text:p text:style-name="P20">String getStringCompletaParaArquivo()</text:p>
      <text:p text:style-name="P20"/>
      <text:p text:style-name="P20">String stringProjeto: <text:span text:style-name="T11">Stores the complete content from the project</text:span></text:p>
      <text:p text:style-name="P20"/>
      <text:p text:style-name="P20">// Getters and Setters</text:p>
      <text:p text:style-name="P20">- static List&lt;ProjetoModel&gt; getListaProjetos();</text:p>
      <text:p text:style-name="P20">- static void setListaProjetos(List&lt;ProjetoModel&gt; novaListaProjetos);</text:p>
      <text:p text:style-name="P20">- static ProjetoModel getProjetoAtual();</text:p>
      <text:p text:style-name="P20">- static void setProjetoAtual(ProjetoModel projetoAtual);</text:p>
      <text:p text:style-name="P20">- static String getSeparador();</text:p>
      <text:p text:style-name="P20"/>
      <text:p text:style-name="P8">ProcuraParlamentarController.java</text:p>
      <text:p text:style-name="P8"/>
      <text:p text:style-name="P8">// <text:span text:style-name="T3">Update the result values from the parlamentar search</text:span></text:p>
      <text:p text:style-name="P21">- static void atualizarDadosPesquisaParlamentar(String nomeAutor);</text:p>
      <text:p text:style-name="P21"/>
      <text:p text:style-name="P21">String nomeAutor: <text:span text:style-name="T11">Stores the parlamentar name for the seach</text:span></text:p>
      <text:p text:style-name="P21"/>
      <text:p text:style-name="P8">ProcuraPartidoController.java</text:p>
      <text:p text:style-name="P8"/>
      <text:p text:style-name="P8">// <text:span text:style-name="T3">Updates the result values from political party search</text:span></text:p>
      <text:p text:style-name="P21">- static void atualizarDadosPesquisaPartdo(String uf, String siglaPartido);</text:p>
      <text:p text:style-name="P21"/>
      <text:p text:style-name="P21"><text:soft-page-break/>String uf: <text:span text:style-name="T12">Abreviation from the state name for the search</text:span></text:p>
      <text:p text:style-name="P21"/>
      <text:p text:style-name="P21">String siglaPartido: <text:span text:style-name="T12">Abreviation from the parlamentar political party for the search</text:span></text:p>
      <text:p text:style-name="P21"/>
      <text:p text:style-name="P8">ProcuraProjetoController.java</text:p>
      <text:p text:style-name="P8"/>
      <text:p text:style-name="P8">// <text:span text:style-name="T4">Updates the values from the result of the project search</text:span></text:p>
      <text:p text:style-name="P21">static void atualizarDadosPesquisaProjeto(String ano, String sigla, String numero, String dataIni);</text:p>
      <text:p text:style-name="P21"/>
      <text:p text:style-name="P21">String ano: <text:span text:style-name="T12">Project year for the search. It must have 4 digits and be &gt; 0</text:span></text:p>
      <text:p text:style-name="P21"/>
      <text:p text:style-name="P21">String sigla: <text:span text:style-name="T12">Abreviation from the type of project for the search</text:span></text:p>
      <text:p text:style-name="P21"/>
      <text:p text:style-name="P21">String numero: <text:span text:style-name="T12">Project number for the search. It must have 4 digits and be &gt;0</text:span></text:p>
      <text:p text:style-name="P21"/>
      <text:p text:style-name="P22">String dataIni: <text:span text:style-name="T12">Initial date of the project for the search. The format must be DD/MM/YYYY</text:span></text:p>
      <text:p text:style-name="P22"/>
      <text:p text:style-name="P9">ProposicaoController.java</text:p>
      <text:p text:style-name="P9"/>
      <text:p text:style-name="P23"><text:span text:style-name="T12">Variables</text:span>:</text:p>
      <text:p text:style-name="P9"/>
      <text:p text:style-name="P23">StringBuffer buffer: <text:span text:style-name="T12">Stores the states of search inside the xml</text:span></text:p>
      <text:p text:style-name="P23">ArrayList&lt;ProjetoModel&gt; listaProjetos: <text:span text:style-name="T12">List that stores the result projets from the search</text:span></text:p>
      <text:p text:style-name="P23">ProjetoModel projeto : <text:span text:style-name="T12">Actual project inside xml</text:span></text:p>
      <text:p text:style-name="P23">ParlamentarModel parlamentar: <text:span text:style-name="T12">Actual parlamentar inside xml</text:span></text:p>
      <text:p text:style-name="P23">PartidoModel partido: <text:span text:style-name="T12">Actual political party inside xml</text:span></text:p>
      <text:p text:style-name="P23"/>
      <text:p text:style-name="P24"><text:span text:style-name="T12">Methods</text:span>:</text:p>
      <text:p text:style-name="P24"/>
      <text:p text:style-name="P24">// <text:span text:style-name="T12">Constructor that instantiate buffer</text:span></text:p>
      <text:p text:style-name="P24">- ProposicaoController();</text:p>
      <text:p text:style-name="P24"/>
      <text:p text:style-name="P24">// <text:span text:style-name="T12">Part of the parse API from XML</text:span></text:p>
      <text:p text:style-name="P24">- void startElement(String namespaceURI, String localName, String qName, Attributes atts);</text:p>
      <text:p text:style-name="P24"/>
      <text:p text:style-name="P24">// <text:span text:style-name="T12">Part from the parse API from XML</text:span></text:p>
      <text:p text:style-name="P24">- void endElement(String uri, String localName, String qName) throws SAXException;</text:p>
      <text:p text:style-name="P24"/>
      <text:p text:style-name="P28">// <text:span text:style-name="T12">Part from the parse API from XML</text:span></text:p>
      <text:p text:style-name="P24">void characters(char[] ch, int start, int length)</text:p>
      <text:p text:style-name="P24"/>
      <text:p text:style-name="P24">// Getters and Setters</text:p>
      <text:p text:style-name="P24">- ArrayList&lt;ProjetoModel&gt; getListaProjetos() </text:p>
      <text:p text:style-name="P24">- StringBuffer getBuffer() </text:p>
      <text:p text:style-name="P24">- void setBuffer(StringBuffer buffer) </text:p>
      <text:p text:style-name="P24">- ProjetoModel getProjeto()</text:p>
      <text:p text:style-name="P24">- void setProjeto(ProjetoModel projeto)</text:p>
      <text:p text:style-name="P24">- ParlamentarModel getParlamentar()</text:p>
      <text:p text:style-name="P24">- void setParlamentar(ParlamentarModel parlamentar) </text:p>
      <text:p text:style-name="P24">- PartidoModel getPartido()</text:p>
      <text:p text:style-name="P24">- void setPartido(PartidoModel partido)</text:p>
      <text:p text:style-name="P24">- void setListaProjetos(ArrayList&lt;ProjetoModel&gt; listaProjeto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2T19:38:29.188736098</meta:creation-date>
    <meta:generator>LibreOffice/4.2.2.1$MacOSX_X86_64 LibreOffice_project/3be8cda0bddd8e430d8cda1ebfd581265cca5a0f</meta:generator>
    <dc:date>2014-04-14T21:57:54.947292000</dc:date>
    <meta:editing-duration>PT48M34S</meta:editing-duration>
    <meta:editing-cycles>13</meta:editing-cycles>
    <meta:document-statistic meta:table-count="0" meta:image-count="0" meta:object-count="0" meta:page-count="5" meta:paragraph-count="159" meta:word-count="1042" meta:character-count="8261" meta:non-whitespace-character-count="7372"/>
  </office:meta>
</office:document-meta>
</file>